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enlo1" svg:font-family="Menlo, 'Bitstream Vera Sans Mono', 'DejaVu Sans Mono', Monaco, Consolas, monospace"/>
    <style:font-face style:name="Menlo" svg:font-family="Menlo, Monaco, Consolas, 'Courier New', monospace"/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381ec3"/>
    </style:style>
    <style:style style:name="P2" style:family="paragraph" style:parent-style-name="_5f_text">
      <style:text-properties officeooo:paragraph-rsid="0031f22c"/>
    </style:style>
    <style:style style:name="P3" style:family="paragraph" style:parent-style-name="_5f_text" style:list-style-name="L1">
      <style:text-properties officeooo:paragraph-rsid="0031f22c"/>
    </style:style>
    <style:style style:name="P4" style:family="paragraph" style:parent-style-name="_5f_text" style:list-style-name="L3">
      <style:text-properties officeooo:paragraph-rsid="0031f22c"/>
    </style:style>
    <style:style style:name="P5" style:family="paragraph" style:parent-style-name="_5f_text">
      <style:text-properties officeooo:paragraph-rsid="00381ec3"/>
    </style:style>
    <style:style style:name="P6" style:family="paragraph" style:parent-style-name="_5f_text">
      <style:text-properties officeooo:paragraph-rsid="0038e24e"/>
    </style:style>
    <style:style style:name="P7" style:family="paragraph" style:parent-style-name="_5f_text">
      <style:text-properties officeooo:rsid="0038fd30" officeooo:paragraph-rsid="0038fd30"/>
    </style:style>
    <style:style style:name="P8" style:family="paragraph" style:parent-style-name="_5f_text">
      <style:text-properties officeooo:paragraph-rsid="0038fd30"/>
    </style:style>
    <style:style style:name="P9" style:family="paragraph" style:parent-style-name="_5f_text">
      <style:text-properties officeooo:paragraph-rsid="003dd6e8"/>
    </style:style>
    <style:style style:name="T1" style:family="text">
      <style:text-properties style:font-name="Calibri Light" fo:font-size="10pt" fo:font-weight="250"/>
    </style:style>
    <style:style style:name="T2" style:family="text">
      <style:text-properties style:font-name="Calibri Light" fo:font-size="10pt" fo:font-weight="250" officeooo:rsid="00381ec3"/>
    </style:style>
    <style:style style:name="T3" style:family="text">
      <style:text-properties style:font-name="Calibri Light" fo:font-size="10pt" fo:font-weight="250" officeooo:rsid="0038e24e"/>
    </style:style>
    <style:style style:name="T4" style:family="text">
      <style:text-properties style:font-name="Calibri Light" fo:font-size="10pt" fo:font-weight="250" officeooo:rsid="0038fd30"/>
    </style:style>
    <style:style style:name="T5" style:family="text">
      <style:text-properties style:font-name="Calibri Light" fo:font-size="10pt" fo:language="ru" fo:country="RU" fo:font-weight="250" officeooo:rsid="0031f22c"/>
    </style:style>
    <style:style style:name="T6" style:family="text">
      <style:text-properties style:font-name="Calibri Light" fo:font-size="10pt" fo:language="ru" fo:country="RU" fo:font-weight="250" officeooo:rsid="0038e24e"/>
    </style:style>
    <style:style style:name="T7" style:family="text">
      <style:text-properties style:font-name="Calibri Light" fo:font-size="10pt" fo:language="ru" fo:country="RU" fo:font-weight="250" officeooo:rsid="0038fd30"/>
    </style:style>
    <style:style style:name="T8" style:family="text">
      <style:text-properties style:font-name="Calibri Light" fo:font-size="10pt" fo:language="ru" fo:country="RU" fo:font-weight="250" officeooo:rsid="003c0ae8"/>
    </style:style>
    <style:style style:name="T9" style:family="text">
      <style:text-properties style:font-name="Calibri Light" fo:font-size="10pt" fo:language="en" fo:country="US" fo:font-weight="250" officeooo:rsid="0038fd30"/>
    </style:style>
    <style:style style:name="T10" style:family="text">
      <style:text-properties officeooo:rsid="0031f22c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officeooo:rsid="00374a2d"/>
    </style:style>
    <style:style style:name="T15" style:family="text">
      <style:text-properties officeooo:rsid="00381ec3"/>
    </style:style>
    <style:style style:name="T16" style:family="text">
      <style:text-properties officeooo:rsid="0038fd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2">Жизненный цикл компонента</text:p>
      <text:p text:style-name="P2"><text:span text:style-name="T5">В процессе работы компонент проходит через ряд этапов жизненного цикла. На каждом из этапов вызывается определенная функция, в которой мы можем определить какие-либо действия:</text:span></text:p>
      <text:p text:style-name="P2"><text:span text:style-name="T5"/></text:p>
      <text:list xml:id="list2352037462" text:style-name="L1">
        <text:list-item>
          <text:p text:style-name="P3"><text:span text:style-name="_5f_bold"><text:span text:style-name="T10">constructor(props)</text:span></text:span><text:span text:style-name="T5">: конструктор, в котором происходит начальная инициализация компонента</text:span></text:p>
        </text:list-item>
        <text:list-item>
          <text:p text:style-name="P3"><text:span text:style-name="_5f_bold"><text:span text:style-name="T10">componentWillMount()</text:span></text:span><text:span text:style-name="T5">: вызывается непосредственно перед рендерингом компонента</text:span></text:p>
        </text:list-item>
        <text:list-item>
          <text:p text:style-name="P3"><text:span text:style-name="_5f_bold"><text:span text:style-name="T10">render()</text:span></text:span><text:span text:style-name="T5">: рендеринг компонента</text:span></text:p>
        </text:list-item>
        <text:list-item>
          <text:p text:style-name="P3"><text:span text:style-name="_5f_bold"><text:span text:style-name="T10">componentDidMount()</text:span></text:span><text:span text:style-name="T5">: вызывается после рендеринга компонента. Здесь можно выполнять запросы к удаленным ресурсам</text:span></text:p>
        </text:list-item>
        <text:list-item>
          <text:p text:style-name="P3"><text:span text:style-name="_5f_bold"><text:span text:style-name="T10">componentWillUnmount()</text:span></text:span><text:span text:style-name="T5">: вызывается перед удалением компонента из DOM</text:span></text:p>
        </text:list-item>
      </text:list>
      <text:p text:style-name="P2"><text:span text:style-name="T5"/></text:p>
      <text:p text:style-name="P2"><text:span text:style-name="T5">Кроме этих основных этапов или событий жизненного цикла, также имеется еще ряд функций, которые вызываются при обновлении состояния после рендеринга компонента:</text:span></text:p>
      <text:p text:style-name="P2"><text:span text:style-name="T5"/></text:p>
      <text:list xml:id="list2146511979" text:style-name="L3">
        <text:list-item>
          <text:p text:style-name="P4"><text:span text:style-name="_5f_bold"><text:span text:style-name="T10">shouldComponentUpdate(nextProps, nextState):</text:span></text:span><text:span text:style-name="T5"> вызывается каждый раз при обновлении объекта props или state. В качестве параметра передаются новый объект props и state. Эта функция должна возвращать true (надо делать обновление) или false (игнорировать обновление). По умолчанию возвращается true. Но если функция будет возвращать false, то тем самым мы отключим обновление компонента, а последующие функции не будут срабатывать.</text:span></text:p>
        </text:list-item>
        <text:list-item>
          <text:p text:style-name="P4"><text:span text:style-name="_5f_bold"><text:span text:style-name="T10">componentWillUpdate(nextProps, nextState):</text:span></text:span><text:span text:style-name="T5"> вызывается перед обновлением компонента (если shouldComponentUpdate возвращает true)</text:span></text:p>
        </text:list-item>
        <text:list-item>
          <text:p text:style-name="P4"><text:span text:style-name="_5f_bold"><text:span text:style-name="T10">render():</text:span></text:span><text:span text:style-name="T5"> рендеринг компонента (если shouldComponentUpdate возвращает true)</text:span></text:p>
        </text:list-item>
        <text:list-item>
          <text:p text:style-name="P4"><text:span text:style-name="_5f_bold"><text:span text:style-name="T10">componentDidUpdate(prevProps, prevState):</text:span></text:span><text:span text:style-name="T5"> вызывается сразу после обновления компонента (если shouldComponentUpdate возвращает true). В качестве параметров передаются старые значения объектов props и state.</text:span></text:p>
        </text:list-item>
      </text:list>
      <text:p text:style-name="P2"><text:span text:style-name="T5"/></text:p>
      <text:p text:style-name="P2"><text:span text:style-name="T5">И отдельно стоит отметить функцию componentWillReceiveProps(nextProps), которая вызывается при обновлении объекта props. Новые значения этого объекта передаются в функции в качестве параметра. Как правило, в этой функции устанавливаются те свойства компонента, в том числе из this.state, которые зависят от значений из props.</text:span></text:p>
      <text:p text:style-name="_5f_text"/>
      <text:p text:style-name="_5f_text">React — это компонентно-ориентированная UI библиотека. В основе каждого компонента лежит функция, которая принимает некоторые свойства и возвращает UI элемент. Компонент <text:span text:style-name="T13">может</text:span> иметь состояние. <text:span text:style-name="T14">А может и не иметь. Чтобы управлять состоянием, React предоставляет специальный метод setState()</text:span></text:p>
      <text:p text:style-name="_5f_text">Используется он примерно так:</text:p>
      <text:p text:style-name="_5f_code">class User {</text:p>
      <text:p text:style-name="P1"><text:s text:c="5"/>constructor () {</text:p>
      <text:p text:style-name="P1"><text:s text:c="7"/>this.state = {</text:p>
      <text:p text:style-name="P1"><text:s text:c="11"/>score : 0</text:p>
      <text:p text:style-name="P1"><text:s text:c="9"/>};</text:p>
      <text:p text:style-name="P1"><text:s text:c="5"/>}</text:p>
      <text:p text:style-name="P1"><text:s text:c="2"/>increaseScore () {</text:p>
      <text:p text:style-name="_5f_code"><text:s text:c="7"/>this.<text:span text:style-name="T13">setState</text:span>({score : this.state.score + 1});</text:p>
      <text:p text:style-name="_5f_code"><text:s text:c="5"/>}</text:p>
      <text:p text:style-name="P1"><text:s text:c="2"/>render () {</text:p>
      <text:p text:style-name="P1"><text:s text:c="7"/>return (</text:p>
      <text:p text:style-name="P1"><text:s text:c="9"/>&lt;div&gt;This user scored {this.state.score}&lt;/div&gt;</text:p>
      <text:p text:style-name="P1"><text:s text:c="7"/>);</text:p>
      <text:p text:style-name="P1"><text:s text:c="5"/>}</text:p>
      <text:p text:style-name="P1"><text:s text:c="3"/>}</text:p>
      <text:p text:style-name="P1">}</text:p>
      <text:p text:style-name="P5"><text:span text:style-name="T15">А точнее, setState </text:span><text:span text:style-name="T2">получает переменную из объекта this.state с новым значением. Она сравнивает со старым значением и если значение изменилось, то старое значение изменяется на новое и ставит в очередь запрос на асинхронную перерисовку компонента.</text:span></text:p>
      <text:p text:style-name="P6"><text:span text:style-name="T2">SetState </text:span><text:span text:style-name="T3">может принимать функцию и работать так:</text:span></text:p>
      <text:p text:style-name="_5f_code">this.setState((state, props) =&gt; {</text:p>
      <text:p text:style-name="_5f_code"><text:s text:c="2"/>return {counter: state.counter + props.step};</text:p>
      <text:p text:style-name="_5f_code"><text:soft-page-break/>});</text:p>
      <text:p text:style-name="P7"><text:span text:style-name="T3">Э</text:span><text:span text:style-name="T1">то значить что мы можем использовать вот такой код, просто вынести в отдельный файл и наслаждаться легким к восприятию и не перегруженным кодом.</text:span></text:p>
      <text:p text:style-name="_5f_code">import {increaseScore} from "../stateChanges";</text:p>
      <text:p text:style-name="_5f_code">class User{</text:p>
      <text:p text:style-name="_5f_code"><text:s text:c="5"/>...</text:p>
      <text:p text:style-name="_5f_code">// inside your component class</text:p>
      <text:p text:style-name="_5f_code"><text:s text:c="5"/>handleIncreaseScore () {</text:p>
      <text:p text:style-name="_5f_code"><text:s text:c="7"/>this.setState( increaseScore)</text:p>
      <text:p text:style-name="_5f_code"><text:s text:c="5"/>}</text:p>
      <text:p text:style-name="_5f_code">...</text:p>
      <text:p text:style-name="_5f_code"><text:s text:c="3"/>}</text:p>
      <text:p text:style-name="P8"><text:span text:style-name="T3">У </text:span><text:span text:style-name="T4">функциональных компонентов всё по другому. Поскольку мы не можем хранить переменную состояния вне класса, используем функцию <text:s/>useState()</text:span></text:p>
      <text:p text:style-name="_5f_code">import { useState } from 'react';</text:p>
      <text:p text:style-name="_5f_code"/>
      <text:p text:style-name="_5f_code"><text:s text:c="4"/>const [age, setAge] = useState(42);</text:p>
      <text:p text:style-name="_5f_code"><text:s text:c="4"/>const [fruit, setFruit] = useState('банан');</text:p>
      <text:p text:style-name="_5f_code"><text:s text:c="4"/>const [todos, setTodos] = useState([{ text: 'Изучаем хуки' }]);</text:p>
      <text:p text:style-name="P9"><text:span text:style-name="T6">Она </text:span><text:span text:style-name="T7">создает внутри</text:span><text:span text:style-name="T9"> React </text:span><text:span text:style-name="T7">переменную и возвращает на неё ссылку. Вторая ссылка на управляющую функцию, которая является аналогом setState:</text:span></text:p>
      <text:p text:style-name="_5f_code">&lt;button onClick={() =&gt; setCount(count + 1)}&gt;</text:p>
      <text:p text:style-name="_5f_code"><text:s/>Кликни меня</text:p>
      <text:p text:style-name="_5f_code">&lt;/button&gt;</text:p>
      <text:p text:style-name="P8"><text:span text:style-name="T7"/></text:p>
      <text:p text:style-name="P8"><text:span text:style-name="T7"/></text:p>
      <text:p text:style-name="P8"><text:span text:style-name="T7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enlo1" svg:font-family="Menlo, 'Bitstream Vera Sans Mono', 'DejaVu Sans Mono', Monaco, Consolas, monospace"/>
    <style:font-face style:name="Menlo" svg:font-family="Menlo, Monaco, Consolas, 'Courier New', monospace"/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30T22:02:26.183000000</dc:date>
    <meta:editing-duration>PT3H1M6S</meta:editing-duration>
    <meta:editing-cycles>26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55" meta:word-count="470" meta:character-count="3724" meta:non-whitespace-character-count="3192"/>
  </office:meta>
</office:document-meta>
</file>